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662" officeooo:paragraph-rsid="00003662"/>
    </style:style>
    <style:style style:name="P2" style:family="paragraph" style:parent-style-name="Standard">
      <style:text-properties fo:font-weight="bold" officeooo:rsid="00003662" officeooo:paragraph-rsid="00003662" style:font-weight-asian="bold" style:font-weight-complex="bold"/>
    </style:style>
    <style:style style:name="P3" style:family="paragraph" style:parent-style-name="Standard">
      <style:text-properties fo:color="#000000" fo:font-weight="bold" officeooo:rsid="00003662" officeooo:paragraph-rsid="00003662" style:font-weight-asian="bold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3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4" style:family="text">
      <style:text-properties fo:color="#fda5ff" style:font-name="Cascadia Code" fo:font-size="10pt" fo:font-style="normal" style:font-size-asian="10pt" style:font-style-asian="normal"/>
    </style:style>
    <style:style style:name="T5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6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7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9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Cascadia Code" fo:font-size="10pt" fo:font-style="normal" style:font-size-asian="10pt" style:font-style-asian="normal"/>
    </style:style>
    <style:style style:name="T14" style:family="text">
      <style:text-properties style:font-name="Cascadia Code" fo:font-size="10pt" fo:font-style="italic" fo:font-weight="normal" style:font-size-asian="10pt" style:font-style-asian="italic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:</text:p>
      <text:p text:style-name="P3"/>
      <text:p text:style-name="P3"><text:span text:style-name="T8">package </text:span><text:span text:style-name="T8">vehiculo</text:span><text:span text:style-name="T8">;</text:span><text:line-break/><text:line-break/><text:span text:style-name="T8">public class </text:span><text:span text:style-name="T8">Coche {</text:span><text:line-break/><text:line-break/><text:span text:style-name="T8"> <text:s text:c="3"/></text:span><text:span text:style-name="T8">private int </text:span><text:span text:style-name="T13">velocidad</text:span><text:span text:style-name="T8">;</text:span><text:line-break/><text:span text:style-name="T8"> <text:s text:c="3"/></text:span><text:span text:style-name="T8">private int </text:span><text:span text:style-name="T13">marcha</text:span><text:span text:style-name="T8">;</text:span><text:line-break/><text:line-break/><text:span text:style-name="T8"> <text:s text:c="3"/></text:span><text:span text:style-name="T8">public </text:span><text:span text:style-name="T8">Coche</text:span><text:span text:style-name="T8">() {</text:span><text:line-break/><text:span text:style-name="T8"> <text:s text:c="7"/></text:span><text:span text:style-name="T13">velocidad </text:span><text:span text:style-name="T8">= </text:span><text:span text:style-name="T8">0</text:span><text:span text:style-name="T8">;</text:span><text:line-break/><text:span text:style-name="T8"> <text:s text:c="7"/></text:span><text:span text:style-name="T13">marcha </text:span><text:span text:style-name="T8">= </text:span><text:span text:style-name="T8">0</text:span><text:span text:style-name="T8">;</text:span><text:line-break/><text:span text:style-name="T8"> <text:s text:c="3"/></text:span><text:span text:style-name="T8">}</text:span><text:line-break/><text:line-break/><text:span text:style-name="T8"> <text:s text:c="3"/></text:span><text:span text:style-name="T8">public </text:span><text:span text:style-name="T8">Coche</text:span><text:span text:style-name="T8">(</text:span><text:span text:style-name="T8">int </text:span><text:span text:style-name="T14">velocidad</text:span><text:span text:style-name="T8">, </text:span><text:span text:style-name="T8">int </text:span><text:span text:style-name="T14">marcha</text:span><text:span text:style-name="T8">) {</text:span><text:line-break/><text:span text:style-name="T8"> <text:s text:c="7"/></text:span><text:span text:style-name="T8">this</text:span><text:span text:style-name="T8">.</text:span><text:span text:style-name="T13">velocidad </text:span><text:span text:style-name="T8">= </text:span><text:span text:style-name="T14">velocidad</text:span><text:span text:style-name="T8">;</text:span><text:line-break/><text:span text:style-name="T8"> <text:s text:c="7"/></text:span><text:span text:style-name="T8">this</text:span><text:span text:style-name="T8">.</text:span><text:span text:style-name="T13">marcha </text:span><text:span text:style-name="T8">= </text:span><text:span text:style-name="T14">marcha</text:span><text:span text:style-name="T8">;</text:span><text:line-break/><text:span text:style-name="T8"> <text:s text:c="3"/></text:span><text:span text:style-name="T8">}</text:span><text:line-break/><text:line-break/><text:span text:style-name="T8"> <text:s text:c="3"/></text:span><text:span text:style-name="T8">public int </text:span><text:span text:style-name="T8">getVelocidad</text:span><text:span text:style-name="T8">() {</text:span><text:line-break/><text:span text:style-name="T8"> <text:s text:c="7"/></text:span><text:span text:style-name="T8">return </text:span><text:span text:style-name="T13">velocidad</text:span><text:span text:style-name="T8">;</text:span><text:line-break/><text:span text:style-name="T8"> <text:s text:c="3"/></text:span><text:span text:style-name="T8">}</text:span><text:line-break/><text:line-break/><text:span text:style-name="T8"> <text:s text:c="3"/></text:span><text:span text:style-name="T8">public void </text:span><text:span text:style-name="T8">setVelocidad</text:span><text:span text:style-name="T8">(</text:span><text:span text:style-name="T8">int </text:span><text:span text:style-name="T14">velocidad</text:span><text:span text:style-name="T8">) {</text:span><text:line-break/><text:span text:style-name="T8"> <text:s text:c="7"/></text:span><text:span text:style-name="T8">this</text:span><text:span text:style-name="T8">.</text:span><text:span text:style-name="T13">velocidad </text:span><text:span text:style-name="T8">= </text:span><text:span text:style-name="T14">velocidad</text:span><text:span text:style-name="T8">;</text:span><text:line-break/><text:span text:style-name="T8"> <text:s text:c="3"/></text:span><text:span text:style-name="T8">}</text:span><text:line-break/><text:line-break/><text:span text:style-name="T8"> <text:s text:c="3"/></text:span><text:span text:style-name="T8">public int </text:span><text:span text:style-name="T8">getMarcha</text:span><text:span text:style-name="T8">() {</text:span><text:line-break/><text:span text:style-name="T8"> <text:s text:c="7"/></text:span><text:span text:style-name="T8">return </text:span><text:span text:style-name="T13">marcha</text:span><text:span text:style-name="T8">;</text:span><text:line-break/><text:span text:style-name="T8"> <text:s text:c="3"/></text:span><text:span text:style-name="T8">}</text:span><text:line-break/><text:line-break/><text:span text:style-name="T8"> <text:s text:c="3"/></text:span><text:span text:style-name="T8">public void </text:span><text:span text:style-name="T8">setMarcha</text:span><text:span text:style-name="T8">(</text:span><text:span text:style-name="T8">int </text:span><text:span text:style-name="T14">marcha</text:span><text:span text:style-name="T8">) {</text:span><text:line-break/><text:span text:style-name="T8"> <text:s text:c="7"/></text:span><text:span text:style-name="T8">this</text:span><text:span text:style-name="T8">.</text:span><text:span text:style-name="T13">marcha </text:span><text:span text:style-name="T8">= </text:span><text:span text:style-name="T14">marcha</text:span><text:span text:style-name="T8">;</text:span><text:line-break/><text:span text:style-name="T8"> <text:s text:c="3"/></text:span><text:span text:style-name="T8">}</text:span><text:line-break/><text:line-break/><text:span text:style-name="T8"> <text:s text:c="3"/></text:span><text:span text:style-name="T8">public void </text:span><text:span text:style-name="T8">acelera</text:span><text:span text:style-name="T8">(</text:span><text:span text:style-name="T8">int </text:span><text:span text:style-name="T14">velocidad</text:span><text:span text:style-name="T8">){</text:span><text:line-break/><text:span text:style-name="T8"> <text:s text:c="7"/></text:span><text:span text:style-name="T8">this</text:span><text:span text:style-name="T8">.</text:span><text:span text:style-name="T13">velocidad </text:span><text:span text:style-name="T8">= this</text:span><text:span text:style-name="T8">.</text:span><text:span text:style-name="T13">velocidad </text:span><text:span text:style-name="T8">+ </text:span><text:span text:style-name="T14">velocidad</text:span><text:span text:style-name="T8">;</text:span><text:line-break/><text:span text:style-name="T8"> <text:s text:c="3"/></text:span><text:span text:style-name="T8">}</text:span><text:line-break/><text:line-break/><text:span text:style-name="T8"> <text:s text:c="3"/></text:span><text:span text:style-name="T8">public void </text:span><text:span text:style-name="T8">frena</text:span><text:span text:style-name="T8">(</text:span><text:span text:style-name="T8">int </text:span><text:span text:style-name="T14">velocidad</text:span><text:span text:style-name="T8">){</text:span><text:line-break/><text:span text:style-name="T8"> <text:s text:c="7"/></text:span><text:span text:style-name="T8">this</text:span><text:span text:style-name="T8">.</text:span><text:span text:style-name="T13">velocidad </text:span><text:span text:style-name="T8">= this</text:span><text:span text:style-name="T8">.</text:span><text:span text:style-name="T13">velocidad </text:span><text:span text:style-name="T8">- </text:span><text:span text:style-name="T14">velocidad</text:span><text:span text:style-name="T8">;</text:span><text:line-break/><text:span text:style-name="T8"> <text:s text:c="3"/></text:span><text:span text:style-name="T8">}</text:span><text:line-break/><text:line-break/><text:span text:style-name="T8"> <text:s text:c="3"/></text:span><text:span text:style-name="T8">public void </text:span><text:span text:style-name="T8">subeMarcha</text:span><text:span text:style-name="T8">(){</text:span><text:line-break/><text:span text:style-name="T8"> <text:s text:c="7"/></text:span><text:span text:style-name="T8">if</text:span><text:span text:style-name="T8">(</text:span><text:span text:style-name="T8">this</text:span><text:span text:style-name="T8">.</text:span><text:span text:style-name="T13">marcha </text:span><text:span text:style-name="T8">&lt; </text:span><text:span text:style-name="T8">6</text:span><text:span text:style-name="T8">) </text:span><text:span text:style-name="T8">this</text:span><text:span text:style-name="T8">.</text:span><text:span text:style-name="T13">marcha</text:span><text:span text:style-name="T8">++</text:span><text:span text:style-name="T8">;</text:span><text:line-break/><text:span text:style-name="T8"> <text:s text:c="3"/></text:span><text:span text:style-name="T8">}</text:span><text:line-break/><text:line-break/><text:span text:style-name="T8"> <text:s text:c="3"/></text:span><text:span text:style-name="T8">public void </text:span><text:span text:style-name="T8">reduceMarcha</text:span><text:span text:style-name="T8">(){</text:span><text:line-break/><text:span text:style-name="T8"> <text:s text:c="7"/></text:span><text:span text:style-name="T8">if</text:span><text:span text:style-name="T8">(</text:span><text:span text:style-name="T8">this</text:span><text:span text:style-name="T8">.</text:span><text:span text:style-name="T13">marcha </text:span><text:span text:style-name="T8">&gt; </text:span><text:span text:style-name="T8">0</text:span><text:span text:style-name="T8">) </text:span><text:span text:style-name="T8">this</text:span><text:span text:style-name="T8">.</text:span><text:span text:style-name="T13">marcha</text:span><text:span text:style-name="T8">--</text:span><text:span text:style-name="T8">;</text:span><text:line-break/><text:span text:style-name="T8"> <text:s text:c="3"/></text:span><text:span text:style-name="T8">}</text:span><text:line-break/><text:line-break/><text:span text:style-name="T8">}</text:span><text:line-break/></text:p>
      <text:p text:style-name="P3"/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3-16T21:15:12.390000000</dc:date>
    <meta:editing-duration>PT42S</meta:editing-duration>
    <meta:editing-cycles>1</meta:editing-cycles>
    <meta:document-statistic meta:table-count="0" meta:image-count="0" meta:object-count="0" meta:page-count="2" meta:paragraph-count="2" meta:word-count="107" meta:character-count="947" meta:non-whitespace-character-count="645"/>
  </office:meta>
</office:document-meta>
</file>